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190000001905A329A4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oaHackerClubeKnuthEdition" svg:font-family="GaroaHackerClubeKnuthEdition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color="#ffff00" style:font-name="GaroaHackerClubeKnuthEdition" fo:font-size="200pt" style:font-size-asian="200pt" style:font-size-complex="200pt"/>
    </style:style>
    <style:style style:name="T1" style:family="text">
      <style:text-properties fo:color="#ffff00" style:font-name="GaroaHackerClubeKnuthEdition" fo:font-size="200pt" style:font-size-asian="200pt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112cm" svg:height="7.112cm" svg:x="2.448cm" svg:y="6.3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971cm" svg:height="7.308cm" svg:x="2.567cm" svg:y="7.223cm">
          <draw:text-box>
            <text:p><text:span text:style-name="T1">M</text:span></text:p>
          </draw:text-box>
        </draw:frame>
        <draw:g>
          <draw:frame draw:style-name="gr3" draw:text-style-name="P1" draw:layer="formigas" svg:width="1.208cm" svg:height="1.208cm" draw:transform="rotate (-0.513475865936732) translate (3.346cm 10.438cm)">
            <draw:image xlink:href="Pictures/1000020100000190000001905A329A4F.png" xlink:type="simple" xlink:show="embed" xlink:actuate="onLoad">
              <text:p/>
            </draw:image>
          </draw:frame>
          <draw:frame draw:style-name="gr3" draw:text-style-name="P1" draw:layer="formigas" svg:width="1.208cm" svg:height="1.208cm" draw:transform="rotate (-0.102276294166868) translate (3.13cm 9.168cm)">
            <draw:image xlink:href="Pictures/1000020100000190000001905A329A4F.png" xlink:type="simple" xlink:show="embed" xlink:actuate="onLoad">
              <text:p/>
            </draw:image>
          </draw:frame>
          <draw:frame draw:style-name="gr3" draw:text-style-name="P1" draw:layer="formigas" svg:width="1.208cm" svg:height="1.208cm" draw:transform="rotate (-1.78198116628621) translate (5.965cm 7.516cm)">
            <draw:image xlink:href="Pictures/1000020100000190000001905A329A4F.png" xlink:type="simple" xlink:show="embed" xlink:actuate="onLoad">
              <text:p/>
            </draw:image>
          </draw:frame>
          <draw:frame draw:style-name="gr3" draw:text-style-name="P1" draw:layer="formigas" svg:width="1.208cm" svg:height="1.208cm" draw:transform="rotate (-0.552920307031804) translate (3.711cm 7.586cm)">
            <draw:image xlink:href="Pictures/1000020100000190000001905A329A4F.png" xlink:type="simple" xlink:show="embed" xlink:actuate="onLoad">
              <text:p/>
            </draw:image>
          </draw:frame>
          <draw:frame draw:style-name="gr3" draw:text-style-name="P1" draw:layer="formigas" svg:width="1.208cm" svg:height="1.208cm" draw:transform="rotate (-1.06883963392133) translate (6.987cm 7.02cm)">
            <draw:image xlink:href="Pictures/1000020100000190000001905A329A4F.png" xlink:type="simple" xlink:show="embed" xlink:actuate="onLoad">
              <text:p/>
            </draw:image>
          </draw:frame>
          <draw:frame draw:style-name="gr3" draw:text-style-name="P1" draw:layer="formigas" svg:width="1.208cm" svg:height="1.208cm" draw:transform="rotate (-2.0917771085152) translate (9.075cm 7.966cm)">
            <draw:image xlink:href="Pictures/1000020100000190000001905A329A4F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aroaHackerClubeKnuthEdition" svg:font-family="GaroaHackerClubeKnuthEdition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006cm" style:print-orientation="landscape"/>
    </style:page-layout>
    <style:style style:name="Mdp1" style:family="drawing-page">
      <style:drawing-page-properties draw:background-size="border" draw:fill="none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formiga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4T11:04:29.830332000</meta:creation-date>
    <dc:date>2014-03-16T19:16:29.050912000</dc:date>
    <meta:editing-duration>PT35M27S</meta:editing-duration>
    <meta:editing-cycles>3</meta:editing-cycles>
    <meta:generator>LibreOffice/4.2.1.1$MacOSX_x86 LibreOffice_project/d7dbbd7842e6a58b0f521599204e827654e1fb8b</meta:generator>
    <meta:document-statistic meta:object-count="9"/>
  </office:meta>
</office:document-meta>
</file>